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0cm" svg:y="3.393cm">
            <draw:object draw:notify-on-update-of-ranges="Лист1.A1:Лист1.A1 Лист1.A2:Лист1.A6 Лист1.B1:Лист1.B1 Лист1.B2:Лист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238cm" svg:y="3.34cm">
            <draw:object draw:notify-on-update-of-ranges="Лист1.A1:Лист1.A1 Лист1.A2:Лист1.A6 Лист1.E1:Лист1.E1 Лист1.E2:Лист1.E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.803cm" svg:y="13.009cm">
            <draw:object draw:notify-on-update-of-ranges="Лист1.A1:Лист1.A1 Лист1.A2:Лист1.A6 Лист1.D1:Лист1.D1 Лист1.D2:Лист1.D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<text:s/>Steps</text:p>
          </table:table-cell>
          <table:table-cell table:style-name="Default" office:value-type="string" calcext:value-type="string">
            <text:p><text:s/>Decreasing</text:p>
          </table:table-cell>
          <table:table-cell table:style-name="Default" office:value-type="string" calcext:value-type="string">
            <text:p><text:s/>Stretching</text:p>
          </table:table-cell>
          <table:table-cell table:style-name="Default" office:value-type="string" calcext:value-type="string">
            <text:p><text:s/>L1</text:p>
          </table:table-cell>
          <table:table-cell table:style-name="Default" office:value-type="string" calcext:value-type="string">
            <text:p><text:s/>L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7147228" calcext:value-type="float">
            <text:p>7,15E-002</text:p>
          </table:table-cell>
          <table:table-cell office:value-type="float" office:value="-0.00625" calcext:value-type="float">
            <text:p>-6,25E-003</text:p>
          </table:table-cell>
          <table:table-cell office:value-type="float" office:value="0.0000000005779786" calcext:value-type="float">
            <text:p>5,78E-010</text:p>
          </table:table-cell>
          <table:table-cell office:value-type="float" office:value="0.004475069" calcext:value-type="float">
            <text:p>4,48E-00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3773409" calcext:value-type="float">
            <text:p>3,77E-002</text:p>
          </table:table-cell>
          <table:table-cell office:value-type="float" office:value="-0.00375" calcext:value-type="float">
            <text:p>-3,75E-003</text:p>
          </table:table-cell>
          <table:table-cell office:value-type="float" office:value="0.0000000001106561" calcext:value-type="float">
            <text:p>1,11E-010</text:p>
          </table:table-cell>
          <table:table-cell office:value-type="float" office:value="0.002363937" calcext:value-type="float">
            <text:p>2,36E-00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1941507" calcext:value-type="float">
            <text:p>1,94E-002</text:p>
          </table:table-cell>
          <table:table-cell office:value-type="float" office:value="-0.0015625" calcext:value-type="float">
            <text:p>-1,56E-003</text:p>
          </table:table-cell>
          <table:table-cell office:value-type="float" office:value="0.00000000003204227" calcext:value-type="float">
            <text:p>3,20E-011</text:p>
          </table:table-cell>
          <table:table-cell office:value-type="float" office:value="0.001216521" calcext:value-type="float">
            <text:p>1,22E-00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9851339" calcext:value-type="float">
            <text:p>9,85E-003</text:p>
          </table:table-cell>
          <table:table-cell office:value-type="float" office:value="-0.00078125" calcext:value-type="float">
            <text:p>-7,81E-004</text:p>
          </table:table-cell>
          <table:table-cell office:value-type="float" office:value="0.00000000001195488" calcext:value-type="float">
            <text:p>1,20E-011</text:p>
          </table:table-cell>
          <table:table-cell office:value-type="float" office:value="0.0006173116" calcext:value-type="float">
            <text:p>6,17E-004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0.004962522" calcext:value-type="float">
            <text:p>4,96E-003</text:p>
          </table:table-cell>
          <table:table-cell office:value-type="float" office:value="-0.00046875" calcext:value-type="float">
            <text:p>-4,69E-004</text:p>
          </table:table-cell>
          <table:table-cell office:value-type="float" office:value="0.000000000005135836" calcext:value-type="float">
            <text:p>5,14E-012</text:p>
          </table:table-cell>
          <table:table-cell office:value-type="float" office:value="0.0003109733" calcext:value-type="float">
            <text:p>3,11E-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5-11-13T10:38:24.213953691</dc:date>
    <meta:editing-duration>PT1M45S</meta:editing-duration>
    <meta:editing-cycles>2</meta:editing-cycles>
    <meta:document-statistic meta:table-count="1" meta:cell-count="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45cm" svg:y="3.952cm" style:legend-expansion="high" chart:style-name="ch2"/>
        <chart:plot-area chart:style-name="ch3" table:cell-range-address="Лист1.A1:Лист1.B6" chart:data-source-has-labels="row" svg:x="0.32cm" svg:y="0.18cm" svg:width="10.206cm" svg:height="8.64cm">
          <chartooo:coordinate-region svg:x="2.238cm" svg:y="0.38cm" svg:width="7.82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6" chart:label-cell-address="Лист1.B1:Лист1.B1" chart:class="chart:scatter">
            <chart:domain table:cell-range-address="Лист1.A2:Лист1.A6"/>
            <chart:regression-curve chart:style-name="ch8">
              <chart:equation chart:display-equation="true" chart:display-r-square="tru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 Decreasing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Лист1.A2:Лист1.A6</svg:desc>
                </draw:g>
              </table:table-cell>
              <table:table-cell office:value-type="float" office:value="0.07147228">
                <text:p>0.07147228</text:p>
                <draw:g>
                  <svg:desc>Лист1.B2:Лист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3773409">
                <text:p>0.03773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">
                <text:p>3200</text:p>
              </table:table-cell>
              <table:table-cell office:value-type="float" office:value="0.01941507">
                <text:p>0.01941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0.009851339">
                <text:p>0.0098513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0">
                <text:p>12800</text:p>
              </table:table-cell>
              <table:table-cell office:value-type="float" office:value="0.004962522">
                <text:p>0.004962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94cm" svg:y="3.952cm" style:legend-expansion="high" chart:style-name="ch2"/>
        <chart:plot-area chart:style-name="ch3" table:cell-range-address="Лист1.A1:Лист1.A6 Лист1.E1:Лист1.E6" chart:data-source-has-labels="row" svg:x="0.32cm" svg:y="0.18cm" svg:width="11.555cm" svg:height="8.64cm">
          <chartooo:coordinate-region svg:x="2.238cm" svg:y="0.38cm" svg:width="9.17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E2:Лист1.E6" chart:label-cell-address="Лист1.E1:Лист1.E1" chart:class="chart:scatter">
            <chart:domain table:cell-range-address="Лист1.A2:Лист1.A6"/>
            <chart:regression-curve chart:style-name="ch8">
              <chart:equation chart:display-equation="true" chart:display-r-square="tru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 L2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Лист1.A2:Лист1.A6</svg:desc>
                </draw:g>
              </table:table-cell>
              <table:table-cell office:value-type="float" office:value="0.004475069">
                <text:p>0.004475069</text:p>
                <draw:g>
                  <svg:desc>Лист1.E2:Лист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02363937">
                <text:p>0.002363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">
                <text:p>3200</text:p>
              </table:table-cell>
              <table:table-cell office:value-type="float" office:value="0.001216521">
                <text:p>0.001216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0.0006173116">
                <text:p>0.0006173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0">
                <text:p>12800</text:p>
              </table:table-cell>
              <table:table-cell office:value-type="float" office:value="0.0003109733">
                <text:p>0.00031097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94cm" svg:y="3.952cm" style:legend-expansion="high" chart:style-name="ch2"/>
        <chart:plot-area chart:style-name="ch3" table:cell-range-address="Лист1.A1:Лист1.A6 Лист1.D1:Лист1.D6" chart:data-source-has-labels="row" svg:x="0.32cm" svg:y="0.18cm" svg:width="11.555cm" svg:height="8.64cm">
          <chartooo:coordinate-region svg:x="2.238cm" svg:y="0.379cm" svg:width="9.17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2:Лист1.D6" chart:label-cell-address="Лист1.D1:Лист1.D1" chart:class="chart:scatter">
            <chart:domain table:cell-range-address="Лист1.A2:Лист1.A6"/>
            <chart:regression-curve chart:style-name="ch8">
              <chart:equation chart:display-equation="true" chart:display-r-square="tru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 L1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Лист1.A2:Лист1.A6</svg:desc>
                </draw:g>
              </table:table-cell>
              <table:table-cell office:value-type="float" office:value="0.0000000005779786">
                <text:p>0.0000000005779786</text:p>
                <draw:g>
                  <svg:desc>Лист1.D2:Лист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000000001106561">
                <text:p>0.0000000001106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">
                <text:p>3200</text:p>
              </table:table-cell>
              <table:table-cell office:value-type="float" office:value="0.00000000003204227">
                <text:p>0.00000000003204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0.00000000001195488">
                <text:p>0.00000000001195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0">
                <text:p>12800</text:p>
              </table:table-cell>
              <table:table-cell office:value-type="float" office:value="0.000000000005135836">
                <text:p>0.0000000000051358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